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style:language-asian="zxx" style:country-asian="none" style:language-complex="zxx" style:country-complex="none"/>
    </style:style>
    <style:style style:name="P2" style:family="paragraph" style:parent-style-name="Text_20_body">
      <style:text-properties fo:language="de" fo:country="DE" officeooo:rsid="00193736" officeooo:paragraph-rsid="00193736" style:language-asian="zxx" style:country-asian="none" style:language-complex="zxx" style:country-complex="none"/>
    </style:style>
    <style:style style:name="P3" style:family="paragraph" style:parent-style-name="Text_20_body">
      <style:text-properties officeooo:rsid="001b8f53" officeooo:paragraph-rsid="001b8f53"/>
    </style:style>
    <style:style style:name="P4" style:family="paragraph" style:parent-style-name="Text_20_body">
      <style:text-properties officeooo:rsid="001d4abb" officeooo:paragraph-rsid="001d4abb"/>
    </style:style>
    <style:style style:name="P5" style:family="paragraph" style:parent-style-name="Text_20_body">
      <style:text-properties officeooo:rsid="001d4abb" officeooo:paragraph-rsid="00230f7c"/>
    </style:style>
    <style:style style:name="P6" style:family="paragraph" style:parent-style-name="Text_20_body">
      <style:text-properties officeooo:rsid="001ef9b5" officeooo:paragraph-rsid="001ef9b5"/>
    </style:style>
    <style:style style:name="P7" style:family="paragraph" style:parent-style-name="Text_20_body">
      <style:text-properties officeooo:rsid="00230f7c" officeooo:paragraph-rsid="00230f7c"/>
    </style:style>
    <style:style style:name="P8" style:family="paragraph" style:parent-style-name="Heading_20_1">
      <style:text-properties fo:language="de" fo:country="DE" officeooo:rsid="00193736" officeooo:paragraph-rsid="00193736" style:language-asian="zxx" style:country-asian="none" style:language-complex="zxx" style:country-complex="none"/>
    </style:style>
    <style:style style:name="P9" style:family="paragraph" style:parent-style-name="Heading_20_1">
      <style:text-properties officeooo:rsid="002142ad" officeooo:paragraph-rsid="002142ad"/>
    </style:style>
    <style:style style:name="P10" style:family="paragraph" style:parent-style-name="Heading_20_3">
      <style:text-properties fo:language="de" fo:country="DE" style:language-asian="zxx" style:country-asian="none" style:language-complex="zxx" style:country-complex="none"/>
    </style:style>
    <style:style style:name="P11" style:family="paragraph" style:parent-style-name="Heading_20_3">
      <style:text-properties fo:language="de" fo:country="DE" officeooo:rsid="00193736" officeooo:paragraph-rsid="00193736" style:language-asian="zxx" style:country-asian="none" style:language-complex="zxx" style:country-complex="none"/>
    </style:style>
    <style:style style:name="P12" style:family="paragraph" style:parent-style-name="Heading_20_3">
      <style:text-properties officeooo:rsid="001b8f53" officeooo:paragraph-rsid="001b8f53"/>
    </style:style>
    <style:style style:name="P13" style:family="paragraph" style:parent-style-name="Heading_20_3">
      <style:text-properties officeooo:paragraph-rsid="001d4abb"/>
    </style:style>
    <style:style style:name="P14" style:family="paragraph" style:parent-style-name="Heading_20_3">
      <style:text-properties officeooo:paragraph-rsid="00230f7c"/>
    </style:style>
    <style:style style:name="P15" style:family="paragraph" style:parent-style-name="Heading_20_3">
      <style:text-properties officeooo:rsid="001d4abb" officeooo:paragraph-rsid="001d4abb"/>
    </style:style>
    <style:style style:name="P16" style:family="paragraph" style:parent-style-name="Text_20_body" style:list-style-name="L1">
      <style:text-properties officeooo:rsid="00102194" officeooo:paragraph-rsid="002142ad"/>
    </style:style>
    <style:style style:name="P17" style:family="paragraph" style:parent-style-name="Text_20_body" style:list-style-name="L1">
      <style:text-properties officeooo:rsid="001434f8" officeooo:paragraph-rsid="002142ad"/>
    </style:style>
    <style:style style:name="P18" style:family="paragraph" style:parent-style-name="Text_20_body" style:list-style-name="L1">
      <style:text-properties officeooo:rsid="001299ce" officeooo:paragraph-rsid="002142ad"/>
    </style:style>
    <style:style style:name="P19" style:family="paragraph" style:parent-style-name="Text_20_body" style:list-style-name="L1">
      <style:text-properties officeooo:rsid="002142ad" officeooo:paragraph-rsid="002142ad"/>
    </style:style>
    <style:style style:name="P20" style:family="paragraph" style:parent-style-name="Text_20_body" style:list-style-name="L1">
      <style:text-properties officeooo:rsid="0023f195" officeooo:paragraph-rsid="0023f195"/>
    </style:style>
    <style:style style:name="P21" style:family="paragraph" style:parent-style-name="Text_20_body" style:list-style-name="L1">
      <style:text-properties officeooo:rsid="00242939" officeooo:paragraph-rsid="00242939"/>
    </style:style>
    <style:style style:name="P22" style:family="paragraph" style:parent-style-name="Text_20_body" style:list-style-name="L1">
      <style:text-properties officeooo:rsid="00252d5b" officeooo:paragraph-rsid="00252d5b"/>
    </style:style>
    <style:style style:name="P23" style:family="paragraph" style:parent-style-name="Text_20_body" style:list-style-name="L1">
      <style:text-properties officeooo:rsid="002552cb" officeooo:paragraph-rsid="002552cb"/>
    </style:style>
    <style:style style:name="P24" style:family="paragraph" style:parent-style-name="Text_20_body" style:list-style-name="L1">
      <style:text-properties officeooo:rsid="0026de51" officeooo:paragraph-rsid="0026de51"/>
    </style:style>
    <style:style style:name="T1" style:family="text">
      <style:text-properties officeooo:rsid="001d4abb"/>
    </style:style>
    <style:style style:name="T2" style:family="text">
      <style:text-properties officeooo:rsid="001ef9b5"/>
    </style:style>
    <style:style style:name="T3" style:family="text">
      <style:text-properties officeooo:rsid="001ffea8"/>
    </style:style>
    <style:style style:name="T4" style:family="text">
      <style:text-properties officeooo:rsid="002142ad"/>
    </style:style>
    <style:style style:name="T5" style:family="text">
      <style:text-properties officeooo:rsid="001434f8"/>
    </style:style>
    <style:style style:name="T6" style:family="text">
      <style:text-properties officeooo:rsid="0022d59e"/>
    </style:style>
    <style:style style:name="T7" style:family="text">
      <style:text-properties officeooo:rsid="00230f7c"/>
    </style:style>
    <style:style style:name="T8" style:family="text">
      <style:text-properties officeooo:rsid="0023d0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Aufgaben des Moduls</text:h>
      <text:p text:style-name="P2">Das Modul soll die Verwaltung von Flows übernehmen. Dazu gehören Finden von gespeicherten Flows, Laden und Speichern von Flows, Erstellen neuer Flows, Löschen und umbenennen von Flows.</text:p>
      <text:h text:style-name="P8" text:outline-level="1">Funktionen</text:h>
      <text:h text:style-name="P10" text:outline-level="3">FindFlows()</text:h>
      <text:p text:style-name="P1">Findet alle gespeicherten Flows aus dem Ordner "Saved Flows".</text:p>
      <text:h text:style-name="P10" text:outline-level="3">CreateFlow(name)</text:h>
      <text:p text:style-name="P2">Erstellung eines neuen Flows.</text:p>
      <text:p text:style-name="P2">Return: ID des Flows</text:p>
      <text:h text:style-name="P10" text:outline-level="3">DeleteFlow(id)</text:h>
      <text:p text:style-name="P2">Löscht ein Flow.</text:p>
      <text:h text:style-name="P10" text:outline-level="3">RenameFlow(id, newName)</text:h>
      <text:p text:style-name="P2">Umbenennung eines Flows.</text:p>
      <text:h text:style-name="P11" text:outline-level="3">LoadFlow(id)</text:h>
      <text:p text:style-name="P2">Laden eines Flows aus der Datei. Dabei werden alle Einstellungen, Elemente, etc. in das globale Objekt geschrieben.</text:p>
      <text:h text:style-name="P11" text:outline-level="3">SaveFlow(id)</text:h>
      <text:p text:style-name="P2">Speichern eines Flows in Datei.</text:p>
      <text:h text:style-name="Heading_20_3" text:outline-level="3">ActivateFlow(id)</text:h>
      <text:p text:style-name="P3">Aktivieren eines Flows. Falls der Flow nicht geladen ist, wird dieser zuerst geladen.</text:p>
      <text:h text:style-name="Heading_20_3" text:outline-level="3">DeactivateFlow(id)</text:h>
      <text:p text:style-name="P3">Deaktivieren eines Flows.</text:p>
      <text:h text:style-name="P12" text:outline-level="3">RunFlow(id)</text:h>
      <text:p text:style-name="P3">Ausführung eines Flows starten.</text:p>
      <text:h text:style-name="Heading_20_3" text:outline-level="3">StopFlow(id)</text:h>
      <text:p text:style-name="P3">Stoppen eines Flows. Nach dem Stoppen des Flows werden die Trigger für drei Sekunden deaktiviert.</text:p>
      <text:h text:style-name="Heading_20_3" text:outline-level="3">StopAllFlows(id)</text:h>
      <text:p text:style-name="P3">Alle Flows stoppen.</text:p>
      <text:h text:style-name="P13" text:outline-level="3"><text:soft-page-break/>ID<text:span text:style-name="T1">FromName(par_name, par_type, par_ParentTV)</text:span></text:h>
      <text:p text:style-name="P5">Gibt die ID eines Flows oder Kategorie zurück.</text:p>
      <text:h text:style-name="P14" text:outline-level="3">New<text:span text:style-name="T7">Flow</text:span>(<text:span text:style-name="T7">par_CategoryID</text:span>)</text:h>
      <text:p text:style-name="P7">Erstellt einen neuen Flow. </text:p>
      <text:p text:style-name="P7">Wenn die Kategorie nicht angegeben ist, wird der Flow in <text:span text:style-name="T8">der</text:span> Kategorie „Uncategorized“ <text:span text:style-name="T8">erstellt</text:span>.</text:p>
      <text:h text:style-name="P15" text:outline-level="3">NewCategory(<text:span text:style-name="T2">par_</text:span>name)</text:h>
      <text:p text:style-name="P4">Erstellt eine neue Kategorie.</text:p>
      <text:p text:style-name="P6">Wenn eine Kategorie desselben Namens bereits existiert, wird die ID des bereits existierenden Kategorie zurückgegeben.</text:p>
      <text:p text:style-name="P6">Wenn der Parameter par_name ausgelassen wird <text:span text:style-name="T4">oder leer ist</text:span>, wird eine neue Kategorie mit einem Standardnamen erstellt. <text:span text:style-name="T3">Eventuell wird ein Index angefügt.</text:span> </text:p>
      <text:p text:style-name="P4">Gibt die ID zurück.</text:p>
      <text:h text:style-name="P9" text:outline-level="1">TODO</text:h>
      <text:list xml:id="list1465725935082478602" text:style-name="L1">
        <text:list-item>
          <text:p text:style-name="P16">Demonstrationsflows </text:p>
          <text:list>
            <text:list-item>
              <text:p text:style-name="P16">sollen ausgeblendet werden können</text:p>
            </text:list-item>
            <text:list-item>
              <text:p text:style-name="P16">sollen nicht geändert oder gelöscht werden können</text:p>
            </text:list-item>
            <text:list-item>
              <text:p text:style-name="P16">sollen in normale Flows konvertiert werden können, um sie bearbeiten zu können.</text:p>
            </text:list-item>
          </text:list>
        </text:list-item>
        <text:list-item>
          <text:p text:style-name="P17">Als aktiviert gespeicherte Flows beim start aktivieren.</text:p>
          <text:list>
            <text:list-item>
              <text:p text:style-name="P18">Wenn AHF nach einem Neustart gestartet wird, d<text:span text:style-name="T5">en Trigger "Startup" triggern.</text:span></text:p>
            </text:list-item>
          </text:list>
        </text:list-item>
        <text:list-item>
          <text:p text:style-name="P19">Mögliche Fehler</text:p>
          <text:list>
            <text:list-item>
              <text:p text:style-name="P19">Wenn zwei <text:span text:style-name="T6">gespeicherte </text:span>Flows gleichen Namen haben.</text:p>
            </text:list-item>
          </text:list>
        </text:list-item>
        <text:list-item>
          <text:p text:style-name="P20">Dateinamen umbenennen, wenn Flow umbenannt wird</text:p>
        </text:list-item>
        <text:list-item>
          <text:p text:style-name="P21">Wenn Flow gelöscht wird, eventuell laufenden Editor schließen und Ausführung stoppen</text:p>
        </text:list-item>
        <text:list-item>
          <text:p text:style-name="P22">Reihenfolge der Kategorien soll geändert und gespeichert werden können</text:p>
        </text:list-item>
        <text:list-item>
          <text:p text:style-name="P23">Einstellungen</text:p>
          <text:list>
            <text:list-item>
              <text:p text:style-name="P23">Prüfen, ob der Autostartlink auf diesen AutoHotFlow zeigt</text:p>
            </text:list-item>
            <text:list-item>
              <text:p text:style-name="P24">Mehr Einstellung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0M31S</meta:editing-duration>
    <meta:editing-cycles>16</meta:editing-cycles>
    <meta:generator>LibreOffice/5.0.4.2$Windows_x86 LibreOffice_project/2b9802c1994aa0b7dc6079e128979269cf95bc78</meta:generator>
    <dc:date>2016-05-22T21:59:55.851000000</dc:date>
    <dc:creator>Paul Bichler</dc:creator>
    <meta:document-statistic meta:table-count="0" meta:image-count="0" meta:object-count="0" meta:page-count="2" meta:paragraph-count="51" meta:word-count="305" meta:character-count="2188" meta:non-whitespace-character-count="1945"/>
    <meta:user-defined meta:name="Info 1"/>
    <meta:user-defined meta:name="Info 2"/>
    <meta:user-defined meta:name="Info 3"/>
    <meta:user-defined meta:name="Info 4"/>
  </office:meta>
</office:document-meta>
</file>